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Este tutorial ensina como fazer uma caneca no blender, para isso, será usado o blender na versão 2.57b (disponível tanto para windows quanto para linux).</text:p>
      <text:p text:style-name="Standard"/>
      <text:p text:style-name="Standard"><text:tab/>Ao inicializar o blender é necessário deletar o cubo que aparece, aperte a tecla Delete, aparecerá uma tela de confirmação então basta apertar a tecla enter para confirmar.</text:p>
      <text:p text:style-name="Standard"/>
      <text:p text:style-name="Standard"><text:tab/>Na barra de menu no canto superior esquerdo procure pela opção Add (próxima opção após o file) e então escolha a opção mesh e então Circle. Aperte a tecla 7 do numpad para ter uma visão superior.</text:p>
      <text:p text:style-name="Standard"/>
      <text:p text:style-name="Standard"><text:tab/>Na tela de ferramentas no canto esquerdo aproximadamente no meio, deve ter uma tela escrito “Add circle”, abaixo dela estará escrito “Vertices”, embaixo dela estará um número <text:span text:style-name="T1">padrão de 32 vértices, <text:s/>reduza para 16 e então selecione a opção do Fill que estará embaixo de “Radius”. Isso vai deixar o círculo com um número menor de vértices, mas você pode decidir se deseja aumentar ou diminuir esse valor.</text:span></text:p>
      <text:p text:style-name="P1"/>
      <text:p text:style-name="Standard"><text:tab/>Na tela de ferramentas no canto esquerdo superior, onde está escrito Object tools, clique no botão Rotate e então clique em “Add circle” , a tela de “Add circle” vai mudar para “Rotate” e aparecerá um campo para informar o ângulo de rotação, informe o ângulo 11.25 e aperte enter. Isso serve apenas para rotacionar o círculo, dependendo de como for desejado, pode ser inserido outro valor.</text:p>
      <text:p text:style-name="Standard"/>
      <text:p text:style-name="Standard"><text:tab/>Aperte a tecla tab para selecionar todos os vertices do circulo, selecione o melhor ângulo de visualização que você desejar (faça isso usando as teclas do numpad).</text:p>
      <text:p text:style-name="Standard">7 – centraliza</text:p>
      <text:p text:style-name="Standard">8 – Aumenta o ângulo de visão superior</text:p>
      <text:p text:style-name="Standard">2 – Diminui o ângulo de visão superior</text:p>
      <text:p text:style-name="Standard">4 – Gira para a esquerda</text:p>
      <text:p text:style-name="Standard">5 – Gira para a direita</text:p>
      <text:p text:style-name="Standard"/>
      <text:p text:style-name="Standard"><text:tab/>Aperte a tecla E com todos os vértices que foram selecionados no passo anterior e então posicione a seta do mouse para cima, você verá que um cilindro se formará na tela. Se desejar, é possível dar um zoom no objeto usando o scroll do mouse.</text:p>
      <text:p text:style-name="Standard"/>
      <text:p text:style-name="Standard"><text:tab/>Aperte ctrl + R e selecione o cilindro na horizontal.</text:p>
      <text:p text:style-name="Standard"/>
      <text:p text:style-name="Standard"><text:tab/>Dê dois cliques cortando o cilindro sempre meio.</text:p>
      <text:p text:style-name="Standard"/>
      <text:p text:style-name="Standard"><text:tab/>Repita os dois passos anteriores quantas vezes for desejado e possível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icius </meta:initial-creator>
    <meta:creation-date>2011-06-04T15:34:17</meta:creation-date>
    <dc:date>2011-06-05T20:51:34</dc:date>
    <dc:creator>vinicius </dc:creator>
    <meta:editing-duration>PT01H19M20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15" meta:word-count="364" meta:character-count="2035"/>
  </office:meta>
</office:document-meta>
</file>